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900000012C030410E953911DB57.png" manifest:media-type="image/png"/>
  <manifest:file-entry manifest:full-path="Pictures/1000020100001900000012C01DEB192C29721B0F.png" manifest:media-type="image/png"/>
  <manifest:file-entry manifest:full-path="Pictures/1000020100001900000012C049863243274E09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9cm, 0.305cm, 0.073cm, 0.276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63cm, 1.291cm, 0cm, 0.265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28cm, 1.513cm, 0cm, 0.58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191cm" svg:height="5.699cm" svg:x="0.684cm" svg:y="5.1cm">
          <draw:image xlink:href="Pictures/1000020100001900000012C049863243274E094E.png" xlink:type="simple" xlink:show="embed" xlink:actuate="onLoad" loext:mime-type="image/png">
            <text:p/>
          </draw:image>
        </draw:frame>
        <draw:frame draw:style-name="gr2" draw:text-style-name="P1" draw:layer="layout" svg:width="8.19cm" svg:height="5.781cm" svg:x="9.01cm" svg:y="5.051cm">
          <draw:image xlink:href="Pictures/1000020100001900000012C01DEB192C29721B0F.png" xlink:type="simple" xlink:show="embed" xlink:actuate="onLoad" loext:mime-type="image/png">
            <text:p/>
          </draw:image>
        </draw:frame>
        <draw:frame draw:style-name="gr3" draw:text-style-name="P1" draw:layer="layout" svg:width="8.19cm" svg:height="5.747cm" svg:x="17.068cm" svg:y="5.085cm">
          <draw:image xlink:href="Pictures/1000020100001900000012C030410E953911DB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00:39:59.911280961</meta:creation-date>
    <dc:date>2023-02-09T00:47:22.679741528</dc:date>
    <meta:editing-duration>PT25S</meta:editing-duration>
    <meta:editing-cycles>1</meta:editing-cycles>
    <meta:document-statistic meta:object-count="26"/>
    <meta:generator>LibreOffice/6.4.7.2$Linux_X86_64 LibreOffice_project/40$Build-2</meta:generator>
  </office:meta>
</office:document-meta>
</file>